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5cm" svg:x="6cm" svg:y="7cm">
          <draw:glue-point draw:id="4" svg:x="5cm" svg:y="-4cm"/>
          <text:p text:style-name="P1"><text:span text:style-name="T1">idT_Shows</text:span><text:span text:style-name="T1"><text:line-break/></text:span><text:span text:style-name="T1">ShowName</text:span></text:p>
          <text:p text:style-name="P1"><text:span text:style-name="T1">Link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  <text:p text:style-name="P1"><text:span text:style-name="T1">EndedFlag</text:span></text:p>
        </draw:rect>
        <draw:rect draw:style-name="gr2" draw:text-style-name="P3" draw:layer="layout" svg:width="3.5cm" svg:height="1cm" svg:x="6cm" svg:y="6cm">
          <text:p text:style-name="P3">T_Shows</text:p>
        </draw:rect>
        <draw:rect draw:style-name="gr1" draw:text-style-name="P2" draw:id="id2" draw:layer="layout" svg:width="4cm" svg:height="7.5cm" svg:x="17.5cm" svg:y="5.5cm">
          <draw:glue-point draw:id="4" svg:x="-5cm" svg:y="-3.666cm"/>
          <text:p text:style-name="P1"><text:span text:style-name="T1">idT_Episode</text:span><text:span text:style-name="T1"><text:line-break/></text:span><text:span text:style-name="T1">Shows_id</text:span><text:span text:style-name="T1"><text:line-break/></text:span><text:span text:style-name="T1">ShowName</text:span><text:span text:style-name="T1"><text:line-break/></text:span><text:span text:style-name="T1">EpisodeId</text:span><text:span text:style-name="T1"><text:line-break/></text:span><text:span text:style-name="T1">EpisodeNumber</text:span><text:span text:style-name="T1"><text:line-break/></text:span><text:span text:style-name="T1">Ended</text:span></text:p>
        </draw:rect>
        <draw:rect draw:style-name="gr2" draw:text-style-name="P3" draw:layer="layout" svg:width="4cm" svg:height="1cm" svg:x="17.5cm" svg:y="4.5cm">
          <text:p text:style-name="P3">T_Episode</text:p>
        </draw:rect>
        <draw:connector draw:style-name="gr3" draw:text-style-name="P3" draw:layer="layout" svg:x1="9.5cm" svg:y1="7.5cm" svg:x2="17.5cm" svg:y2="6.501cm" draw:start-shape="id1" draw:start-glue-point="4" draw:end-shape="id2" draw:end-glue-point="4" svg:d="m9500 7500h4000v-999h4000">
          <text:p/>
        </draw:connector>
        <draw:rect draw:style-name="gr4" draw:text-style-name="P3" draw:layer="layout" svg:width="8cm" svg:height="3cm" svg:x="15.5cm" svg:y="17cm">
          <text:p>Relational model of <text:line-break/>nextShows cache bd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1"><text:span text:style-name="T2">Lasted change :</text:span><text:span text:style-name="T2"><text:line-break/></text:span><text:span text:style-name="T2">Date :</text:span></text:p>
        </draw:rect>
        <draw:rect draw:style-name="gr6" draw:text-style-name="P4" draw:layer="layout" svg:width="5.2cm" svg:height="1cm" svg:x="23.5cm" svg:y="17cm">
          <text:p text:style-name="P1"><text:span text:style-name="T2">Authors : kh.starlifter</text:span></text:p>
          <text:p text:style-name="P1"><text:span text:style-name="T2">Date : 30 oct 2008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1-07T00:56:26</dc:date>
    <meta:editing-duration>PT00H27M26S</meta:editing-duration>
    <meta:editing-cycles>2</meta:editing-cycles>
    <meta:generator>OpenOffice.org/3.0$Linux OpenOffice.org_project/300m9$Build-9358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